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CPU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077888" calcext:value-type="float">
            <text:p>7077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344128" calcext:value-type="float">
            <text:p>7344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208960" calcext:value-type="float">
            <text:p>72089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643136" calcext:value-type="float">
            <text:p>7643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745536" calcext:value-type="float">
            <text:p>7745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843840" calcext:value-type="float">
            <text:p>78438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852032" calcext:value-type="float">
            <text:p>78520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843840" calcext:value-type="float">
            <text:p>78438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843840" calcext:value-type="float">
            <text:p>78438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508672" calcext:value-type="float">
            <text:p>20508672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213184" calcext:value-type="float">
            <text:p>21213184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46240" calcext:value-type="float">
            <text:p>7946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536640" calcext:value-type="float">
            <text:p>75366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814528" calcext:value-type="float">
            <text:p>18145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712128" calcext:value-type="float">
            <text:p>1712128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54432" calcext:value-type="float">
            <text:p>79544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70816" calcext:value-type="float">
            <text:p>79708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545536" calcext:value-type="float">
            <text:p>20545536</text:p>
          </table:table-cell>
          <table:table-cell office:value-type="float" office:value="1916928" calcext:value-type="float">
            <text:p>1916928</text:p>
          </table:table-cell>
          <table:table-cell office:value-type="float" office:value="7966720" calcext:value-type="float">
            <text:p>79667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42144" calcext:value-type="float">
            <text:p>7942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42144" calcext:value-type="float">
            <text:p>7942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942144" calcext:value-type="float">
            <text:p>79421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42144" calcext:value-type="float">
            <text:p>7942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594688" calcext:value-type="float">
            <text:p>20594688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950336" calcext:value-type="float">
            <text:p>79503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491584" calcext:value-type="float">
            <text:p>74915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724416" calcext:value-type="float">
            <text:p>172441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72512" calcext:value-type="float">
            <text:p>78725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537344" calcext:value-type="float">
            <text:p>20537344</text:p>
          </table:table-cell>
          <table:table-cell office:value-type="float" office:value="1908736" calcext:value-type="float">
            <text:p>1908736</text:p>
          </table:table-cell>
          <table:table-cell office:value-type="float" office:value="7864320" calcext:value-type="float">
            <text:p>78643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0555229.8666667" calcext:value-type="float">
            <text:p>20555229,8666667</text:p>
          </table:table-cell>
          <table:table-cell table:formula="of:=SUM([.C2:.C121])/120" office:value-type="float" office:value="1872486.4" calcext:value-type="float">
            <text:p>1872486,4</text:p>
          </table:table-cell>
          <table:table-cell table:formula="of:=SUM([.D2:.D121])/120" office:value-type="float" office:value="7867699.2" calcext:value-type="float">
            <text:p>7867699,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1213184" calcext:value-type="float">
            <text:p>21213184</text:p>
          </table:table-cell>
          <table:table-cell table:formula="of:=MAX([.C2:.C121])" office:value-type="float" office:value="1916928" calcext:value-type="float">
            <text:p>1916928</text:p>
          </table:table-cell>
          <table:table-cell table:formula="of:=MAX([.D2:.D121])" office:value-type="float" office:value="7970816" calcext:value-type="float">
            <text:p>797081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20508672" calcext:value-type="float">
            <text:p>20508672</text:p>
          </table:table-cell>
          <table:table-cell table:formula="of:=MIN([.C2:.C121])" office:value-type="float" office:value="1712128" calcext:value-type="float">
            <text:p>1712128</text:p>
          </table:table-cell>
          <table:table-cell table:formula="of:=MIN([.D2:.D121])" office:value-type="float" office:value="7077888" calcext:value-type="float">
            <text:p>7077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20:02.7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20:20.944000000</dc:date>
    <meta:editing-duration>PT30M48S</meta:editing-duration>
    <meta:editing-cycles>12</meta:editing-cycles>
    <meta:document-statistic meta:table-count="1" meta:cell-count="495" meta:object-count="0"/>
  </office:meta>
</office:document-meta>
</file>